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verpass" svg:font-family="Overpass, 'Open Sans', Helvetica, Arial, sans-serif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sto MT" svg:font-family="'Calisto MT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, Calibr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Demi ITC" svg:font-family="'Eras Demi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333in" fo:margin-left="-0.1583in" table:align="left" style:writing-mode="lr-tb"/>
    </style:style>
    <style:style style:name="Table1.A" style:family="table-column">
      <style:table-column-properties style:column-width="1.7847in"/>
    </style:style>
    <style:style style:name="Table1.B" style:family="table-column">
      <style:table-column-properties style:column-width="1.7833in"/>
    </style:style>
    <style:style style:name="Table1.C" style:family="table-column">
      <style:table-column-properties style:column-width="1.7799in"/>
    </style:style>
    <style:style style:name="Table1.D" style:family="table-column">
      <style:table-column-properties style:column-width="1.785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0.111in"/>
      <style:text-properties fo:font-weight="bold" style:font-weight-asian="bold"/>
    </style:style>
    <style:style style:name="P3" style:family="paragraph" style:parent-style-name="Standard">
      <style:paragraph-properties fo:line-height="0.0555in" fo:text-align="center" style:justify-single-word="false"/>
      <style:text-properties style:font-name="Constantia" fo:font-size="18pt" fo:font-weight="bold" style:font-size-asian="18pt" style:font-weight-asian="bold" style:font-name-complex="Constantia" style:font-size-complex="18pt"/>
    </style:style>
    <style:style style:name="P4" style:family="paragraph" style:parent-style-name="Standard">
      <style:paragraph-properties fo:line-height="0.0555in"/>
      <style:text-properties style:font-name="Constantia" fo:font-size="11pt" fo:font-weight="bold" style:font-size-asian="11pt" style:font-weight-asian="bold" style:font-name-complex="Constantia" style:font-size-complex="11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tantia" fo:font-size="11pt" fo:font-weight="bold" style:font-name-asian="Adobe Gothic Std B" style:font-size-asian="11pt" style:font-weight-asian="bold" style:font-name-complex="Constantia" style:font-size-complex="11pt"/>
    </style:style>
    <style:style style:name="P6" style:family="paragraph" style:parent-style-name="Standard">
      <style:paragraph-properties fo:line-height="0.1665in"/>
      <style:text-properties style:font-name="Constantia" fo:font-size="11pt" style:font-size-asian="11pt" style:font-name-complex="Constantia" style:font-size-complex="11pt"/>
    </style:style>
    <style:style style:name="P7" style:family="paragraph" style:parent-style-name="Standard">
      <style:paragraph-properties fo:line-height="0.0835in"/>
      <style:text-properties style:font-name="Calisto MT" fo:font-weight="bold" style:font-weight-asian="bold" style:font-name-complex="Calisto MT"/>
    </style:style>
    <style:style style:name="P8" style:family="paragraph" style:parent-style-name="Standard">
      <style:paragraph-properties>
        <style:tab-stops>
          <style:tab-stop style:position="7in" style:type="right"/>
        </style:tab-stops>
      </style:paragraph-properties>
    </style:style>
    <style:style style:name="P9" style:family="paragraph" style:parent-style-name="Standard">
      <style:paragraph-properties fo:line-height="0.1665in">
        <style:tab-stops>
          <style:tab-stop style:position="7in" style:type="right"/>
        </style:tab-stops>
      </style:paragraph-properties>
    </style:style>
    <style:style style:name="P10" style:family="paragraph" style:parent-style-name="Standard">
      <style:paragraph-properties fo:line-height="0.0835in" fo:padding="0in" fo:border-left="none" fo:border-right="none" fo:border-top="0.0071in solid #000000" fo:border-bottom="none"/>
      <style:text-properties style:font-name="Eras Demi ITC" fo:font-size="11pt" style:font-size-asian="11pt" style:font-name-complex="Eras Demi ITC"/>
    </style:style>
    <style:style style:name="P11" style:family="paragraph" style:parent-style-name="Standard">
      <style:paragraph-properties fo:margin-left="-0.0835in" fo:margin-right="0in" fo:margin-top="0.111in" fo:margin-bottom="0.111in" fo:text-indent="0in" style:auto-text-indent="false"/>
      <style:text-properties style:font-name="Adobe Gothic Std B" style:text-underline-style="solid" style:text-underline-width="auto" style:text-underline-color="font-color" style:font-name-asian="Adobe Gothic Std B" style:font-name-complex="Adobe Gothic Std B"/>
    </style:style>
    <style:style style:name="P12" style:family="paragraph" style:parent-style-name="Standard">
      <style:paragraph-properties fo:margin-left="-0.0835in" fo:margin-right="0in" fo:margin-top="0.222in" fo:margin-bottom="0.111in" fo:text-indent="0in" style:auto-text-indent="false"/>
    </style:style>
    <style:style style:name="P13" style:family="paragraph" style:parent-style-name="Standard">
      <style:paragraph-properties fo:margin-top="0.222in" fo:margin-bottom="0.111in"/>
    </style:style>
    <style:style style:name="P14" style:family="paragraph" style:parent-style-name="Standard" style:list-style-name="WW8Num6">
      <style:paragraph-properties fo:margin-left="0.25in" fo:margin-right="0in" fo:line-height="0.1665in" fo:text-indent="-0.25in" style:auto-text-indent="false"/>
    </style:style>
    <style:style style:name="P15" style:family="paragraph" style:parent-style-name="Standard" style:list-style-name="WW8Num6">
      <style:paragraph-properties fo:margin-left="0.25in" fo:margin-right="0in" fo:line-height="0.1665in" fo:text-indent="-0.25in" style:auto-text-indent="false"/>
      <style:text-properties style:font-name="Constantia" fo:font-size="11pt" style:font-size-asian="11pt" style:font-name-complex="Constantia" style:font-size-complex="11pt"/>
    </style:style>
    <style:style style:name="P16" style:family="paragraph" style:parent-style-name="Standard">
      <style:paragraph-properties fo:margin-left="0.25in" fo:margin-right="0in" fo:line-height="0.1665in" fo:text-indent="0in" style:auto-text-indent="false"/>
      <style:text-properties style:font-name="Constantia" fo:font-size="11pt" style:font-size-asian="11pt" style:font-name-complex="Constantia" style:font-size-complex="11pt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P18" style:family="paragraph" style:parent-style-name="Standard" style:list-style-name="">
      <style:paragraph-properties fo:margin-left="1in" fo:margin-right="0in" fo:text-indent="-1in" style:auto-text-indent="false">
        <style:tab-stops>
          <style:tab-stop style:position="7in" style:type="right"/>
        </style:tab-stops>
      </style:paragraph-properties>
    </style:style>
    <style:style style:name="T1" style:family="text">
      <style:text-properties style:font-name="Constantia" fo:font-size="18pt" fo:font-weight="bold" style:font-size-asian="18pt" style:font-weight-asian="bold" style:font-name-complex="Constantia" style:font-size-complex="18pt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fo:font-size="11pt" fo:font-weight="bold" style:font-size-asian="11pt" style:font-weight-asian="bold" style:font-name-complex="Constantia" style:font-size-complex="11pt"/>
    </style:style>
    <style:style style:name="T4" style:family="text">
      <style:text-properties style:font-name="Constantia" fo:font-size="11pt" fo:font-weight="bold" style:font-size-asian="11pt" style:font-weight-asian="bold" style:font-name-complex="Constantia" style:font-size-complex="11pt" style:font-weight-complex="bold"/>
    </style:style>
    <style:style style:name="T5" style:family="text">
      <style:text-properties style:font-name="Constantia" fo:font-size="11pt" fo:font-weight="bold" style:font-size-asian="11pt" style:font-weight-asian="bold" style:font-name-complex="Constantia" style:font-size-complex="11pt" style:font-weight-complex="normal"/>
    </style:style>
    <style:style style:name="T6" style:family="text">
      <style:text-properties style:font-name="Constantia" fo:font-size="11pt" fo:font-weight="bold" style:font-name-asian="Adobe Gothic Std B" style:font-size-asian="11pt" style:font-weight-asian="bold" style:font-name-complex="Constantia" style:font-size-complex="11pt"/>
    </style:style>
    <style:style style:name="T7" style:family="text">
      <style:text-properties style:font-name="Constantia" fo:font-size="11pt" style:font-size-asian="11pt" style:font-name-complex="Constantia" style:font-size-complex="11pt"/>
    </style:style>
    <style:style style:name="T8" style:family="text">
      <style:text-properties style:font-name="Constantia" fo:font-size="11pt" style:font-size-asian="11pt" style:font-name-complex="Constantia" style:font-size-complex="11pt" style:font-weight-complex="bold"/>
    </style:style>
    <style:style style:name="T9" style:family="text">
      <style:text-properties style:font-name="Constantia" fo:font-size="11pt" style:font-name-asian="Adobe Gothic Std B" style:font-size-asian="11pt" style:font-name-complex="Constantia" style:font-size-complex="11pt"/>
    </style:style>
    <style:style style:name="T10" style:family="text">
      <style:text-properties style:font-name="Constantia" fo:font-size="11pt" fo:font-style="italic" fo:font-weight="bold" style:font-size-asian="11pt" style:font-style-asian="italic" style:font-weight-asian="bold" style:font-name-complex="Constantia" style:font-size-complex="11pt"/>
    </style:style>
    <style:style style:name="T11" style:family="text">
      <style:text-properties style:font-name="Constantia" fo:font-size="11pt" fo:font-style="italic" style:font-size-asian="11pt" style:font-style-asian="italic" style:font-name-complex="Constantia" style:font-size-complex="11pt"/>
    </style:style>
    <style:style style:name="T12" style:family="text">
      <style:text-properties style:font-name="Constantia" fo:font-size="11pt" fo:font-weight="normal" style:font-size-asian="11pt" style:font-weight-asian="normal" style:font-name-complex="Constantia" style:font-size-complex="11pt" style:font-weight-complex="normal"/>
    </style:style>
    <style:style style:name="T13" style:family="text">
      <style:text-properties style:font-name="Constantia" fo:font-size="11.5pt" fo:font-weight="bold" style:font-size-asian="11.5pt" style:font-weight-asian="bold" style:font-name-complex="Constantia" style:font-size-complex="11.5pt"/>
    </style:style>
    <style:style style:name="T14" style:family="text">
      <style:text-properties style:font-name="Constantia" fo:font-size="11.5pt" fo:font-weight="bold" style:font-size-asian="11.5pt" style:font-weight-asian="bold" style:font-name-complex="Constantia" style:font-size-complex="11.5pt" style:font-weight-complex="bold"/>
    </style:style>
    <style:style style:name="T15" style:family="text">
      <style:text-properties style:font-name="Constantia" fo:font-size="11.5pt" fo:font-style="italic" fo:font-weight="bold" style:font-size-asian="11.5pt" style:font-style-asian="italic" style:font-weight-asian="bold" style:font-name-complex="Constantia" style:font-size-complex="11.5pt" style:font-weight-complex="bold"/>
    </style:style>
    <style:style style:name="T16" style:family="text">
      <style:text-properties style:font-name="Constantia" fo:font-size="11.5pt" fo:font-style="italic" style:font-size-asian="11.5pt" style:font-style-asian="italic" style:font-name-complex="Constantia" style:font-size-complex="11.5pt" style:font-weight-complex="bold"/>
    </style:style>
    <style:style style:name="T17" style:family="text">
      <style:text-properties style:font-name="Constantia" fo:font-size="11.5pt" style:font-size-asian="11.5pt" style:font-name-complex="Constantia" style:font-size-complex="11.5pt" style:font-weight-complex="bold"/>
    </style:style>
    <style:style style:name="T18" style:family="text">
      <style:text-properties style:font-name="Adobe Gothic Std B" style:text-underline-style="solid" style:text-underline-width="auto" style:text-underline-color="font-color" style:font-name-asian="Adobe Gothic Std B" style:font-name-complex="Adobe Gothic Std B"/>
    </style:style>
    <style:style style:name="T19" style:family="text">
      <style:text-properties fo:font-variant="normal" fo:text-transform="none" fo:color="#676767" style:font-name="Overpass" fo:font-size="13.5pt" fo:letter-spacing="normal" fo:font-style="normal" fo:font-weight="normal" style:font-size-asian="11pt" style:font-weight-asian="normal" style:font-name-complex="Constantia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arissa N. Bauerband</text:span></text:p>
      <text:p text:style-name="P3"/>
      <text:p text:style-name="Standard"><text:span text:style-name="T2">3205 Majestic Ln Apt P23, Lafayette, IN 47909 <text:s text:c="6"/>(973)-727-1806 <text:s text:c="8"/>cnbauerband@gmail.com </text:span></text:p>
      <text:p text:style-name="P7"/>
      <text:p text:style-name="P2"/>
      <text:p text:style-name="P10"/>
      <text:p text:style-name="P11">Skil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Leadership</text:p>
          </table:table-cell>
          <table:table-cell table:style-name="Table1.B1" office:value-type="string">
            <text:p text:style-name="P5">Problem Solving</text:p>
          </table:table-cell>
          <table:table-cell table:style-name="Table1.B1" office:value-type="string">
            <text:p text:style-name="P1"><text:span text:style-name="T6">Reliability</text:span></text:p>
          </table:table-cell>
          <table:table-cell table:style-name="Table1.B1" office:value-type="string">
            <text:p text:style-name="P5">Flexibility</text:p>
          </table:table-cell>
        </table:table-row>
        <table:table-row table:style-name="Table1.1">
          <table:table-cell table:style-name="Table1.A1" office:value-type="string">
            <text:p text:style-name="P1"><text:span text:style-name="T9">At each place of employment, I have been chosen to do training for new hires.</text:span></text:p>
          </table:table-cell>
          <table:table-cell table:style-name="Table1.B1" office:value-type="string">
            <text:p text:style-name="P1"><text:span text:style-name="T9">Worked with coworkers to assess customer needs and meet customer expectations</text:span></text:p>
          </table:table-cell>
          <table:table-cell table:style-name="Table1.B1" office:value-type="string">
            <text:p text:style-name="P1"><text:span text:style-name="T9">Often called in for extra hours on specialty projects and often the go-to person for tasks</text:span></text:p>
          </table:table-cell>
          <table:table-cell table:style-name="Table1.B1" office:value-type="string">
            <text:p text:style-name="P1"><text:span text:style-name="T9">Ability to adjust within any department or specialty area assigned by management. </text:span></text:p>
          </table:table-cell>
        </table:table-row>
      </table:table>
      <text:p text:style-name="P13"><text:span text:style-name="T18">Professional Experience</text:span></text:p>
      <text:p text:style-name="P8"><text:span text:style-name="T13">Part-Time Bookseller <text:s/></text:span><text:span text:style-name="T3"><text:s/></text:span><text:span text:style-name="T10"><text:line-break/></text:span><text:span text:style-name="T11">Barnes and Noble Booksellers, Lafayette, IN</text:span><text:span text:style-name="T7"> </text:span><text:span text:style-name="T3"><text:s text:c="37"/><text:tab/>September 2018 – Current</text:span></text:p>
      <text:list xml:id="list6304897064176694158" text:style-name="WW8Num6">
        <text:list-item>
          <text:p text:style-name="P14"><text:span text:style-name="T7">Special training to be a Barista in the Café, special training for sales in the Children’s section</text:span></text:p>
        </text:list-item>
        <text:list-item>
          <text:p text:style-name="P14"><text:span text:style-name="T7">General customer service – (book order and search, problem solving and making recommendations for the customer, phone reception)</text:span></text:p>
        </text:list-item>
        <text:list-item>
          <text:p text:style-name="P15">On floor sales and cash register checkout</text:p>
        </text:list-item>
      </text:list>
      <text:p text:style-name="P6"/>
      <text:p text:style-name="P8"><text:span text:style-name="T13">Part-Time Associate <text:s text:c="2"/></text:span><text:span text:style-name="T3"><text:s/></text:span><text:span text:style-name="T10"><text:line-break/></text:span><text:span text:style-name="T11">Chipotle’s, Lafayette, IN</text:span><text:span text:style-name="T7"> </text:span><text:span text:style-name="T3"><text:s text:c="37"/><text:tab/>April 2018 – August 2018</text:span></text:p>
      <text:list xml:id="list40611702" text:continue-numbering="true" text:style-name="WW8Num6">
        <text:list-item>
          <text:p text:style-name="P14"><text:span text:style-name="T7">At-the-Counter customer sales and service</text:span></text:p>
        </text:list-item>
        <text:list-item>
          <text:p text:style-name="P14"><text:span text:style-name="T7">Cash register checkout</text:span></text:p>
        </text:list-item>
        <text:list-item>
          <text:p text:style-name="P15">Food preparation and dish washing</text:p>
        </text:list-item>
      </text:list>
      <text:p text:style-name="P16"><text:s/></text:p>
      <text:p text:style-name="P9"><text:span text:style-name="T14">Full-Time Sales Associate</text:span><text:span text:style-name="T15"> </text:span><text:span text:style-name="T14"><text:s text:c="2"/><text:line-break/></text:span><text:span text:style-name="T16">Macy’s Inc, Tippecanoe Mall, Lafayette, IN</text:span><text:span text:style-name="T17"><text:tab/></text:span><text:span text:style-name="T4">April 2016- March 2018</text:span></text:p>
      <text:list xml:id="list40626953" text:continue-numbering="true" text:style-name="WW8Num6">
        <text:list-item>
          <text:p text:style-name="P14"><text:span text:style-name="T7">On floor customer sales in multiple store departments</text:span></text:p>
        </text:list-item>
        <text:list-item>
          <text:p text:style-name="P14"><text:span text:style-name="T7">Completed routine inventory and audit procedures in a specialty department</text:span></text:p>
        </text:list-item>
        <text:list-item>
          <text:p text:style-name="P14"><text:span text:style-name="T7">Stocking merchandise and processing returns</text:span></text:p>
        </text:list-item>
        <text:list-item>
          <text:p text:style-name="P15">Cash register checkout</text:p>
        </text:list-item>
      </text:list>
      <text:p text:style-name="P4"><text:s text:c="2"/></text:p>
      <text:p text:style-name="P12"><text:span text:style-name="T18">Education <text:s/></text:span></text:p>
      <text:p text:style-name="P8"><text:span text:style-name="T3">Eleven Fifty Coding Academy</text:span><text:span text:style-name="T12">, Indianapolis, IN 46204 <text:tab/> </text:span><text:span text:style-name="T5">May 2020-November 2020</text:span></text:p>
      <text:p text:style-name="P8"><text:span text:style-name="T3">Some College Courses,</text:span><text:span text:style-name="T8"> Ivy Tech, Lafayette, IN 47905<text:tab/></text:span><text:span text:style-name="T3">21 Credit Hours</text:span></text:p>
      <text:h text:style-name="P18" text:outline-level="1"><text:span text:style-name="T3">High School Diploma, </text:span><text:span text:style-name="T8">Attica High School, Attica, IN 47918</text:span><text:span text:style-name="T7"> <text:tab/> <text:s text:c="2"/></text:span><text:span text:style-name="T3">2014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verpass" svg:font-family="Overpass, 'Open Sans', Helvetica, Arial, sans-serif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sto MT" svg:font-family="'Calisto MT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, Calibr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Demi ITC" svg:font-family="'Eras Demi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RM_20_Body_20_Copy" style:display-name="RM Body Copy" style:family="paragraph">
      <style:paragraph-properties fo:line-height="0.1807in" fo:orphans="2" fo:widows="2">
        <style:tab-stops>
          <style:tab-stop style:position="7.3752in" style:type="right"/>
        </style:tab-stops>
      </style:paragraph-properties>
      <style:text-properties style:use-window-font-color="true" style:font-name="Verdana" fo:font-size="10pt" fo:language="en" fo:country="US" style:font-name-asian="Times New Roman" style:font-size-asian="10pt" style:font-name-complex="Verdana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1pt" style:font-size-asian="11pt" style:font-name-complex="Symbol" style:font-size-complex="11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fo:color="#000000" style:font-name="Wingdings" style:font-name-complex="Wingdings"/>
    </style:style>
    <style:style style:name="WW8Num12z1" style:family="text">
      <style:text-properties style:font-name="Courier New" style:font-name-complex="Calibri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fo:font-weight="bold" style:font-weight-asian="bold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fo:font-weight="bold" style:font-weight-asian="bold"/>
    </style:style>
    <style:style style:name="WW8Num17z0" style:family="text">
      <style:text-properties fo:font-weight="bold" style:font-weight-asian="bold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fo:font-weight="bold" style:font-weight-asian="bold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nstantia" style:font-name-asian="Times New Roman" style:font-name-complex="Times New Roman"/>
    </style:style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fo:background-color="#e1dfd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1" text:start-value="1974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2" text:style-name="WW8Num9z0" style:num-format="1" text:start-value="1979" text:display-levels="2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 text:start-value="197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text:style-name="WW8Num10z0" style:num-format="1" text:start-value="1978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format="1" text:start-value="1974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2" text:style-name="WW8Num14z0" style:num-format="1" text:start-value="1979" text:display-levels="2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 text:start-value="1974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2" text:style-name="WW8Num16z0" style:num-format="1" text:start-value="1979" text:display-levels="2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format="1" text:start-value="1974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2" text:style-name="WW8Num17z0" style:num-format="1" text:start-value="1979" text:display-levels="2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3" text:style-name="WW8Num17z0" style:num-format="1" text:display-levels="3">
        <style:list-level-properties text:list-level-position-and-space-mode="label-alignment">
          <style:list-level-label-alignment text:label-followed-by="listtab" text:list-tab-stop-position="0.698in" fo:text-indent="-0.698in" fo:margin-left="0.698in"/>
        </style:list-level-properties>
      </text:list-level-style-number>
      <text:list-level-style-number text:level="4" text:style-name="WW8Num17z0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text:style-name="WW8Num17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7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7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7z0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17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format="1" text:start-value="197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text:style-name="WW8Num20z0" style:num-format="1" text:start-value="1978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nstantia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nna Bauerband, M</dc:title>
    <meta:initial-creator>The Bauerband Family</meta:initial-creator>
    <meta:creation-date>2020-04-08T13:53:00</meta:creation-date>
    <dc:date>2020-06-18T20:40:13.13</dc:date>
    <meta:print-date>2014-10-26T15:16:00</meta:print-date>
    <meta:editing-cycles>2</meta:editing-cycles>
    <meta:editing-duration>PT2M</meta:editing-duration>
    <meta:document-statistic meta:table-count="1" meta:image-count="0" meta:object-count="0" meta:page-count="1" meta:paragraph-count="31" meta:word-count="233" meta:character-count="1643"/>
    <meta:generator>OpenOffice/4.1.3$Win32 OpenOffice.org_project/413m1$Build-9783</meta:generator>
  </office:meta>
</office:document-meta>
</file>